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A000001757CB3A483E9DF3654.png" manifest:media-type="image/png"/>
  <manifest:file-entry manifest:full-path="Pictures/100000010000029700000176259F96C76263E7B5.png" manifest:media-type="image/png"/>
  <manifest:file-entry manifest:full-path="Pictures/100000010000029B000001772DB10CB0081E16BF.png" manifest:media-type="image/png"/>
  <manifest:file-entry manifest:full-path="Pictures/1000000100000296000001738364CD7DF38A9E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6ea3" officeooo:paragraph-rsid="00026ea3"/>
    </style:style>
    <style:style style:name="P2" style:family="paragraph" style:parent-style-name="Standard">
      <style:text-properties officeooo:paragraph-rsid="00026ea3"/>
    </style:style>
    <style:style style:name="T1" style:family="text">
      <style:text-properties officeooo:rsid="00026e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2" text:anchor-type="char" svg:x="0cm" svg:y="0.199cm" svg:width="17cm" svg:height="9.521cm" draw:z-index="2"><draw:image xlink:href="Pictures/100000010000029A000001757CB3A483E9DF3654.png" xlink:type="simple" xlink:show="embed" xlink:actuate="onLoad" draw:mime-type="image/png"/></draw:frame></text:p>
      <text:p text:style-name="Standard"/>
      <text:p text:style-name="Standard"><draw:frame draw:style-name="fr3" draw:name="Imagen1" text:anchor-type="char" svg:x="0cm" svg:y="0.381cm" svg:width="17cm" svg:height="9.589cm" draw:z-index="0"><draw:image xlink:href="Pictures/100000010000029700000176259F96C76263E7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<draw:frame draw:style-name="fr2" draw:name="Imagen4" text:anchor-type="char" svg:x="0.235cm" svg:y="10.111cm" svg:width="17cm" svg:height="9.559cm" draw:z-index="1"><draw:image xlink:href="Pictures/100000010000029B000001772DB10CB0081E16BF.png" xlink:type="simple" xlink:show="embed" xlink:actuate="onLoad" draw:mime-type="image/png"/></draw:frame><draw:frame draw:style-name="fr1" draw:name="Imagen3" text:anchor-type="char" svg:width="17cm" svg:height="9.527cm" draw:z-index="3"><draw:image xlink:href="Pictures/1000000100000296000001738364CD7DF38A9E51.png" xlink:type="simple" xlink:show="embed" xlink:actuate="onLoad" draw:mime-type="image/png"/></draw:frame><text:soft-page-break/></text:p>
      <text:p text:style-name="P1"/>
      <text:p text:style-name="P1"/>
      <text:p text:style-name="P2"><text:span text:style-name="T1"><text:s text:c="3"/>URL--&gt;</text:span><text:a xlink:type="simple" xlink:href="https://blog.hubspot.es/website/tipos-de-datos-mysql" text:style-name="Internet_20_link" text:visited-style-name="Visited_20_Internet_20_Link"><text:span text:style-name="T1">Documento de Datos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0:49:13.619000000</meta:creation-date>
    <dc:date>2023-09-25T11:04:39.754000000</dc:date>
    <meta:editing-duration>PT14M31S</meta:editing-duration>
    <meta:editing-cycles>2</meta:editing-cycles>
    <meta:generator>LibreOffice/7.6.1.2$Windows_X86_64 LibreOffice_project/f5defcebd022c5bc36bbb79be232cb6926d8f674</meta:generator>
    <meta:print-date>2023-09-25T10:58:59.727000000</meta:print-date>
    <meta:printed-by>Archivos PDF</meta:printed-by>
    <meta:document-statistic meta:table-count="0" meta:image-count="4" meta:object-count="0" meta:page-count="2" meta:paragraph-count="1" meta:word-count="4" meta:character-count="27" meta:non-whitespace-character-count="22"/>
  </office:meta>
</office:document-meta>
</file>